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AR" officeooo:rsid="00051461" officeooo:paragraph-rsid="0013a062"/>
    </style:style>
    <style:style style:name="P2" style:family="paragraph" style:parent-style-name="Subtitle">
      <style:text-properties fo:language="es" fo:country="AR" officeooo:paragraph-rsid="0013a062"/>
    </style:style>
    <style:style style:name="P3" style:family="paragraph" style:parent-style-name="Text_20_body">
      <style:text-properties fo:language="es" fo:country="AR" officeooo:paragraph-rsid="0013a062"/>
    </style:style>
    <style:style style:name="P4" style:family="paragraph" style:parent-style-name="Title">
      <style:text-properties fo:language="es" fo:country="AR" officeooo:paragraph-rsid="0013a062"/>
    </style:style>
    <style:style style:name="P5" style:family="paragraph" style:parent-style-name="Text_20_body">
      <style:text-properties style:font-name="Liberation Sans" fo:font-size="13pt" fo:language="es" fo:country="AR" officeooo:rsid="0012a79c" officeooo:paragraph-rsid="0013a062" style:font-name-asian="Noto Sans CJK SC" style:font-size-asian="13pt" style:font-name-complex="Lohit Devanagari1" style:font-size-complex="13pt"/>
    </style:style>
    <style:style style:name="P6" style:family="paragraph" style:parent-style-name="Text_20_body">
      <style:text-properties style:font-name="Liberation Sans" fo:font-size="13pt" fo:language="es" fo:country="AR" officeooo:paragraph-rsid="0013a062" style:font-name-asian="Noto Sans CJK SC" style:font-size-asian="13pt" style:font-name-complex="Lohit Devanagari1" style:font-size-complex="13pt"/>
    </style:style>
    <style:style style:name="P7" style:family="paragraph" style:parent-style-name="Heading_20_2">
      <style:text-properties fo:language="es" fo:country="AR" officeooo:rsid="0013a062" officeooo:paragraph-rsid="0013a062"/>
    </style:style>
    <style:style style:name="P8" style:family="paragraph" style:parent-style-name="Subtitle">
      <style:text-properties style:font-name="Liberation Sans" fo:font-size="18pt" fo:language="es" fo:country="AR" officeooo:paragraph-rsid="0013a062" style:font-name-asian="Noto Sans CJK SC" style:font-size-asian="18pt" style:font-name-complex="Lohit Devanagari1" style:font-size-complex="18pt"/>
    </style:style>
    <style:style style:name="P9" style:family="paragraph" style:parent-style-name="Heading_20_3">
      <style:text-properties fo:language="es" fo:country="AR"/>
    </style:style>
    <style:style style:name="P10" style:family="paragraph" style:parent-style-name="Heading_20_4">
      <style:text-properties fo:language="es" fo:country="AR" fo:font-style="normal" style:font-style-asian="normal" style:font-style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>
      <style:text-properties fo:language="es" fo:country="AR"/>
    </style:style>
    <style:style style:name="P15" style:family="paragraph" style:parent-style-name="Text_20_body" style:list-style-name="L1">
      <style:text-properties fo:language="es" fo:country="AR"/>
    </style:style>
    <style:style style:name="P16" style:family="paragraph" style:parent-style-name="Text_20_body" style:list-style-name="L1">
      <style:text-properties fo:language="es" fo:country="AR" officeooo:paragraph-rsid="0013a062"/>
    </style:style>
    <style:style style:name="P17" style:family="paragraph" style:parent-style-name="Text_20_body" style:list-style-name="L1">
      <style:paragraph-properties fo:text-align="center" style:justify-single-word="false"/>
      <style:text-properties fo:language="es" fo:country="AR" fo:font-style="italic" fo:font-weight="bold" officeooo:paragraph-rsid="0013a062" style:font-style-asian="italic" style:font-weight-asian="bold" style:font-style-complex="italic" style:font-weight-complex="bold"/>
    </style:style>
    <style:style style:name="P18" style:family="paragraph" style:parent-style-name="Text_20_body" style:list-style-name="L1">
      <style:paragraph-properties fo:text-align="start" style:justify-single-word="false"/>
      <style:text-properties fo:language="es" fo:country="AR" fo:font-style="italic" fo:font-weight="bold" officeooo:paragraph-rsid="0013a062" style:font-style-asian="italic" style:font-weight-asian="bold" style:font-style-complex="italic" style:font-weight-complex="bold"/>
    </style:style>
    <style:style style:name="T1" style:family="text">
      <style:text-properties officeooo:rsid="0013a062"/>
    </style:style>
    <style:style style:name="T2" style:family="text">
      <style:text-properties fo:language="es" fo:country="A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>Redes de Computadora</text:p>
      <text:p text:style-name="P1"/>
      <text:p text:style-name="P1"/>
      <text:p text:style-name="P2">Trabajo Practico N°<text:span text:style-name="T1">1</text:span> -</text:p>
      <text:p text:style-name="P8">Capa Física y de enlace. Manejo de Tra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>Martin Farres – 13495</text:p>
      <text:p text:style-name="P5"/>
      <text:h text:style-name="P7" text:outline-level="2"><text:soft-page-break/>Actividad 1:</text:h>
      <text:p text:style-name="P14">El programa desarrollado tiene como objetivo analizar tramas de red en el contexto de un protocolo específico y proporcionar estadísticas sobre su integridad y características. A través de la implementación de diversas funciones, el programa cuenta con la capacidad de identificar el número total de tramas recibidas, tramas con longitud correcta e incorrecta, tramas con suma de verificación (checksum) correcta e incorrecta, así como también tramas que utilizan secuencia de escape.</text:p>
      <text:h text:style-name="P10" text:outline-level="4">Instrucciones para Ejecutar el Programa</text:h>
      <text:p text:style-name="P14">Para ejecutar el programa, sigue estos pasos:</text:p>
      <text:list xml:id="list1445684642" text:style-name="L1">
        <text:list-item>
          <text:p text:style-name="P11"><text:span text:style-name="T2">Asegúrate de tener instalado Python en tu sistema. Puedes descargarlo desde </text:span><text:a xlink:type="simple" xlink:href="https://www.python.org/downloads/" office:target-frame-name="_new" xlink:show="replace" text:style-name="Internet_20_link" text:visited-style-name="Visited_20_Internet_20_Link"><text:span text:style-name="T2">python.org</text:span></text:a><text:span text:style-name="T2">.</text:span></text:p>
        </text:list-item>
        <text:list-item>
          <text:p text:style-name="P15">Descarga el archivo "programa_tramas.py" y el archivo "Tramas_802-15-4.log" en tu sistema.</text:p>
        </text:list-item>
        <text:list-item>
          <text:p text:style-name="P15">Abre una terminal o línea de comandos y navega hasta la ubicación donde se encuentran los archivos descargados.</text:p>
        </text:list-item>
        <text:list-item>
          <text:p text:style-name="P16">Ejecuta el programa utilizando el siguiente comando:</text:p>
          <text:p text:style-name="P17">python programa_tramas.py</text:p>
          <text:p text:style-name="P18"/>
        </text:list-item>
      </text:list>
      <text:h text:style-name="P9" text:outline-level="3">Resultados de la ejecuccion:</text:h>
      <text:p text:style-name="P14">A continuación se presentan los resultados obtenidos durante la ejecución del programa:</text:p>
      <text:list xml:id="list812860004" text:style-name="L2">
        <text:list-item>
          <text:p text:style-name="P13"><text:span text:style-name="Strong_20_Emphasis"><text:span text:style-name="T2">Tramas totales:</text:span></text:span><text:span text:style-name="T2"> 3237</text:span></text:p>
        </text:list-item>
        <text:list-item>
          <text:p text:style-name="P13"><text:span text:style-name="Strong_20_Emphasis"><text:span text:style-name="T2">Tramas con longitud correcta:</text:span></text:span><text:span text:style-name="T2"> 3233</text:span></text:p>
        </text:list-item>
        <text:list-item>
          <text:p text:style-name="P13"><text:span text:style-name="Strong_20_Emphasis"><text:span text:style-name="T2">Tramas con longitud incorrecta:</text:span></text:span><text:span text:style-name="T2"> 4</text:span></text:p>
        </text:list-item>
        <text:list-item>
          <text:p text:style-name="P13"><text:span text:style-name="Strong_20_Emphasis"><text:span text:style-name="T2">Tramas con longitud correcta y checksum correcto:</text:span></text:span><text:span text:style-name="T2"> 3224</text:span></text:p>
        </text:list-item>
        <text:list-item>
          <text:p text:style-name="P13"><text:span text:style-name="Strong_20_Emphasis"><text:span text:style-name="T2">Tramas con longitud correcta y checksum incorrecto:</text:span></text:span><text:span text:style-name="T2"> 9</text:span></text:p>
        </text:list-item>
        <text:list-item>
          <text:p text:style-name="P12"><text:span text:style-name="Strong_20_Emphasis"><text:span text:style-name="T2">Tramas con secuencia de escape:</text:span></text:span><text:span text:style-name="T2"> 6</text:span></text:p>
        </text:list-item>
      </text:list>
      <text:p text:style-name="P14">El programa proporciona una forma eficaz de analizar tramas de red y obtener información importante sobre su integridad y contenido. La implementación de funciones específicas permite realizar un análisis detallado de las tramas, identificando errores como longitudes incorrectas o checksums fallidos, lo que puede ser crucial para diagnosticar problemas en redes de comunicación.</text:p>
      <text:list xml:id="list185620682017936" text:continue-list="list1445684642" text:style-name="L1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7:53:14.864396317</meta:creation-date>
    <dc:date>2024-06-10T18:56:19.454388498</dc:date>
    <meta:editing-duration>PT5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267" meta:character-count="1785" meta:non-whitespace-character-count="1549"/>
  </office:meta>
</office:document-meta>
</file>